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333333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Long_20_Dash" svg:stroke-width="0.035cm" svg:stroke-color="#bf0041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35cm" svg:stroke-color="#1e6a39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Long_20_Dash" svg:stroke-width="0.035cm" svg:stroke-color="#b2b2b2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333333" draw:marker-start="" draw:marker-start-width="0.279cm" draw:marker-end="Line_20_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333333" draw:marker-start="Line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2.6cm" svg:x2="1cm" svg:y2="2.6cm">
          <text:p/>
        </draw:line>
        <draw:line draw:style-name="gr2" draw:text-style-name="P1" draw:layer="layout" svg:x1="5.65cm" svg:y1="3.1cm" svg:x2="5.65cm" svg:y2="0.7cm">
          <text:p/>
        </draw:line>
        <draw:frame draw:style-name="gr3" draw:text-style-name="P2" draw:layer="layout" svg:width="0.623cm" svg:height="0.47cm" svg:x="6.464cm" svg:y="3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0.962cm" svg:height="0.53cm" svg:x="0cm" svg:y="0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411cm" svg:height="0.47cm" svg:x="0cm" svg:y="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0.428cm" svg:height="0.47cm" svg:x="0cm" svg:y="3.1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" draw:text-style-name="P1" draw:layer="layout" svg:x1="1.75cm" svg:y1="3.1cm" svg:x2="1.75cm" svg:y2="0.7cm">
          <text:p/>
        </draw:line>
        <draw:frame draw:style-name="gr3" draw:text-style-name="P2" draw:layer="layout" svg:width="1.013cm" svg:height="0.53cm" svg:x="1.401cm" svg:y="0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.063cm" svg:height="0.53cm" svg:x="5.202cm" svg:y="0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508cm" svg:height="0.47cm" svg:x="2.903cm" svg:y="0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3.15cm" svg:y1="3.1cm" svg:x2="3.15cm" svg:y2="0.7cm">
          <text:p/>
        </draw:line>
        <draw:line draw:style-name="gr5" draw:text-style-name="P1" draw:layer="layout" svg:x1="1.75cm" svg:y1="1.3cm" svg:x2="3.15cm" svg:y2="3.1cm">
          <text:p/>
        </draw:line>
        <draw:line draw:style-name="gr6" draw:text-style-name="P1" draw:layer="layout" svg:x1="5.65cm" svg:y1="1.3cm" svg:x2="3.15cm" svg:y2="3.1cm">
          <text:p/>
        </draw:line>
        <draw:line draw:style-name="gr7" draw:text-style-name="P1" draw:layer="layout" svg:x1="6.7cm" svg:y1="1.3cm" svg:x2="0.5cm" svg:y2="1.3cm">
          <text:p/>
        </draw:line>
        <draw:line draw:style-name="gr8" draw:text-style-name="P1" draw:layer="layout" svg:x1="0.474cm" svg:y1="3.099cm" svg:x2="6.9cm" svg:y2="3.1cm">
          <text:p/>
        </draw:line>
        <draw:line draw:style-name="gr9" draw:text-style-name="P1" draw:layer="layout" svg:x1="0.5cm" svg:y1="0.765cm" svg:x2="0.5cm" svg:y2="3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1:26:07.939616476</meta:creation-date>
    <dc:date>2021-04-14T17:17:14.705731226</dc:date>
    <meta:editing-duration>PT48M42S</meta:editing-duration>
    <meta:editing-cycles>19</meta:editing-cycles>
    <meta:generator>LibreOffice/6.4.6.2$Linux_X86_64 LibreOffice_project/4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style color="maroon">
      <msub>
        <mi>M</mi>
        <mi mathvariant="italic">min</mi>
      </msub>
    </mstyle>
    <annotation encoding="StarMath 5.0">color maroon {M_{min}}
</annotation>
  </semantics>
</math>
</file>

<file path=Object 2/content.xml><?xml version="1.0" encoding="utf-8"?>
<math xmlns="http://www.w3.org/1998/Math/MathML" display="block">
  <semantics>
    <mstyle color="maroon">
      <msub>
        <mi>M</mi>
        <mi mathvariant="italic">max</mi>
      </msub>
    </mstyle>
    <annotation encoding="StarMath 5.0">color maroon {M_{max}}
</annotation>
  </semantics>
</math>
</file>

<file path=Object 3/content.xml><?xml version="1.0" encoding="utf-8"?>
<math xmlns="http://www.w3.org/1998/Math/MathML" display="block">
  <semantics>
    <mstyle color="green">
      <mi>F</mi>
    </mstyle>
    <annotation encoding="StarMath 5.0">color green {F}
</annotation>
  </semantics>
</math>
</file>

<file path=Object 5/content.xml><?xml version="1.0" encoding="utf-8"?>
<math xmlns="http://www.w3.org/1998/Math/MathML" display="block">
  <semantics>
    <mi>M</mi>
    <annotation encoding="StarMath 5.0">M
</annotation>
  </semantics>
</math>
</file>

<file path=Object 6/content.xml><?xml version="1.0" encoding="utf-8"?>
<math xmlns="http://www.w3.org/1998/Math/MathML" display="block">
  <semantics>
    <mstyle color="navy">
      <msub>
        <mi>S</mi>
        <mi mathvariant="italic">mass</mi>
      </msub>
    </mstyle>
    <annotation encoding="StarMath 5.0">color navy {S_{ mass }}</annotation>
  </semantics>
</math>
</file>

<file path=Object 7/content.xml><?xml version="1.0" encoding="utf-8"?>
<math xmlns="http://www.w3.org/1998/Math/MathML" display="block">
  <semantics>
    <mstyle color="gray">
      <mn>1</mn>
    </mstyle>
    <annotation encoding="StarMath 5.0">color gray {1}
</annotation>
  </semantics>
</math>
</file>

<file path=Object 9/content.xml><?xml version="1.0" encoding="utf-8"?>
<math xmlns="http://www.w3.org/1998/Math/MathML" display="block">
  <semantics>
    <mstyle color="gray">
      <mn>0</mn>
    </mstyle>
    <annotation encoding="StarMath 5.0">color gray {0
}
</annotation>
  </semantics>
</math>
</file>